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ato" svg:font-family="Lato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ato" fo:font-size="11pt" officeooo:rsid="001a86bb" officeooo:paragraph-rsid="001a86bb" style:font-size-asian="11pt" style:font-size-complex="11pt"/>
    </style:style>
    <style:style style:name="P2" style:family="paragraph" style:parent-style-name="Footer">
      <style:text-properties style:font-name="Lato" fo:font-size="10.5pt" officeooo:paragraph-rsid="001f8eaf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rsid="001a86bb" officeooo:paragraph-rsid="001a86bb"/>
    </style:style>
    <style:style style:name="P4" style:family="paragraph" style:parent-style-name="Standard">
      <style:paragraph-properties fo:text-align="center" style:justify-single-word="false"/>
      <style:text-properties style:font-name="Lato" fo:font-size="18pt" fo:font-weight="bold" officeooo:rsid="001a86bb" officeooo:paragraph-rsid="001a86bb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Georgia" officeooo:rsid="001a86bb" officeooo:paragraph-rsid="001a86bb"/>
    </style:style>
    <style:style style:name="P6" style:family="paragraph" style:parent-style-name="Standard">
      <style:paragraph-properties fo:line-height="200%" style:shadow="none"/>
      <style:text-properties style:font-name="Georgia" fo:font-size="11pt" officeooo:rsid="001a86bb" officeooo:paragraph-rsid="001bd403" style:font-size-asian="11pt" style:font-size-complex="11pt"/>
    </style:style>
    <style:style style:name="P7" style:family="paragraph" style:parent-style-name="Standard">
      <style:paragraph-properties fo:line-height="200%" style:shadow="none"/>
      <style:text-properties style:font-name="Georgia" fo:font-size="11pt" officeooo:rsid="001a86bb" officeooo:paragraph-rsid="001dc45a" style:font-size-asian="11pt" style:font-size-complex="11pt"/>
    </style:style>
    <style:style style:name="P8" style:family="paragraph" style:parent-style-name="Standard">
      <style:paragraph-properties fo:line-height="200%" style:shadow="none"/>
      <style:text-properties style:font-name="Georgia" fo:font-size="11pt" officeooo:rsid="001a86bb" officeooo:paragraph-rsid="001cb735" style:font-size-asian="11pt" style:font-size-complex="11pt"/>
    </style:style>
    <style:style style:name="P9" style:family="paragraph" style:parent-style-name="Standard">
      <style:paragraph-properties fo:line-height="200%" style:shadow="none"/>
      <style:text-properties style:font-name="Georgia" fo:font-size="11pt" officeooo:rsid="001bd403" officeooo:paragraph-rsid="001bd403" style:font-size-asian="11pt" style:font-size-complex="11pt"/>
    </style:style>
    <style:style style:name="P10" style:family="paragraph" style:parent-style-name="Standard">
      <style:paragraph-properties fo:line-height="200%" style:shadow="none"/>
      <style:text-properties style:font-name="Georgia" fo:font-size="11pt" officeooo:rsid="001bd403" officeooo:paragraph-rsid="001dc45a" style:font-size-asian="11pt" style:font-size-complex="11pt"/>
    </style:style>
    <style:style style:name="P11" style:family="paragraph" style:parent-style-name="Standard">
      <style:paragraph-properties fo:line-height="200%" style:shadow="none"/>
      <style:text-properties style:font-name="Georgia" fo:font-size="11pt" officeooo:rsid="001cb735" officeooo:paragraph-rsid="001cb735" style:font-size-asian="11pt" style:font-size-complex="11pt"/>
    </style:style>
    <style:style style:name="P12" style:family="paragraph" style:parent-style-name="Standard">
      <style:paragraph-properties fo:line-height="150%" style:shadow="none"/>
      <style:text-properties style:font-name="Droid Sans Mono" fo:font-size="11pt" officeooo:rsid="001cb735" officeooo:paragraph-rsid="001cb735" style:font-size-asian="11pt" style:font-size-complex="11pt"/>
    </style:style>
    <style:style style:name="P13" style:family="paragraph" style:parent-style-name="Standard">
      <style:paragraph-properties fo:line-height="150%" style:shadow="none"/>
      <style:text-properties style:font-name="Droid Sans Mono" fo:font-size="11pt" officeooo:rsid="001d25d4" officeooo:paragraph-rsid="001d25d4" style:font-size-asian="11pt" style:font-size-complex="11pt"/>
    </style:style>
    <style:style style:name="P14" style:family="paragraph" style:parent-style-name="Standard">
      <style:paragraph-properties fo:margin-top="0in" fo:margin-bottom="0.0598in" style:contextual-spacing="false" fo:line-height="150%" style:shadow="none"/>
      <style:text-properties style:font-name="Lato" fo:font-size="15pt" style:text-underline-style="solid" style:text-underline-width="auto" style:text-underline-color="font-color" officeooo:rsid="001dc45a" officeooo:paragraph-rsid="001dc45a" style:font-size-asian="15pt" style:font-size-complex="15pt"/>
    </style:style>
    <style:style style:name="P15" style:family="paragraph" style:parent-style-name="Standard">
      <style:paragraph-properties fo:margin-top="0in" fo:margin-bottom="0.0598in" style:contextual-spacing="false" fo:line-height="150%" style:shadow="none"/>
      <style:text-properties style:font-name="Lato" fo:font-size="15pt" style:text-underline-style="solid" style:text-underline-width="auto" style:text-underline-color="font-color" officeooo:rsid="001cb735" officeooo:paragraph-rsid="001cb735" style:font-size-asian="15pt" style:font-size-complex="15pt"/>
    </style:style>
    <style:style style:name="P16" style:family="paragraph" style:parent-style-name="Standard">
      <style:paragraph-properties fo:margin-top="0in" fo:margin-bottom="0.0598in" style:contextual-spacing="false" fo:line-height="150%" style:shadow="none"/>
      <style:text-properties style:font-name="Lato" fo:font-size="15pt" style:text-underline-style="solid" style:text-underline-width="auto" style:text-underline-color="font-color" officeooo:rsid="002158fc" officeooo:paragraph-rsid="001dc45a" style:font-size-asian="15pt" style:font-size-complex="15pt"/>
    </style:style>
    <style:style style:name="P17" style:family="paragraph" style:parent-style-name="Standard" style:list-style-name="L1">
      <style:paragraph-properties fo:line-height="200%" style:shadow="none"/>
      <style:text-properties style:font-name="Georgia" fo:font-size="11pt" officeooo:rsid="001dc45a" officeooo:paragraph-rsid="001dc45a" style:font-size-asian="11pt" style:font-size-complex="11pt"/>
    </style:style>
    <style:style style:name="P18" style:family="paragraph" style:parent-style-name="Standard">
      <style:paragraph-properties fo:line-height="200%" style:shadow="none"/>
      <style:text-properties style:font-name="Georgia" fo:font-size="11pt" officeooo:rsid="001a86bb" officeooo:paragraph-rsid="001bd403" style:font-size-asian="11pt" style:font-size-complex="11pt"/>
    </style:style>
    <style:style style:name="P19" style:family="paragraph" style:parent-style-name="Standard" style:list-style-name="L1">
      <style:paragraph-properties fo:line-height="200%" style:shadow="none"/>
      <style:text-properties style:font-name="Georgia" fo:font-size="11pt" officeooo:rsid="0021fcb4" officeooo:paragraph-rsid="0021fcb4" style:font-size-asian="11pt" style:font-size-complex="11pt"/>
    </style:style>
    <style:style style:name="P20" style:family="paragraph" style:parent-style-name="Standard">
      <style:paragraph-properties fo:line-height="150%" style:shadow="none"/>
      <style:text-properties style:font-name="Droid Sans Mono" fo:font-size="11pt" officeooo:rsid="001cb735" officeooo:paragraph-rsid="001cb735" style:font-size-asian="11pt" style:font-size-complex="11pt"/>
    </style:style>
    <style:style style:name="T1" style:family="text">
      <style:text-properties fo:font-size="11pt" officeooo:rsid="001a86bb" style:font-size-asian="11pt" style:font-size-complex="11pt"/>
    </style:style>
    <style:style style:name="T2" style:family="text">
      <style:text-properties officeooo:rsid="001cb735"/>
    </style:style>
    <style:style style:name="T3" style:family="text">
      <style:text-properties officeooo:rsid="001bd403"/>
    </style:style>
    <style:style style:name="T4" style:family="text">
      <style:text-properties fo:font-style="italic" officeooo:rsid="001bd403" style:font-style-asian="italic" style:font-style-complex="italic"/>
    </style:style>
    <style:style style:name="T5" style:family="text">
      <style:text-properties fo:font-style="italic" officeooo:rsid="001cb735" style:font-style-asian="italic" style:font-style-complex="italic"/>
    </style:style>
    <style:style style:name="T6" style:family="text">
      <style:text-properties officeooo:rsid="001d25d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dc45a"/>
    </style:style>
    <style:style style:name="T9" style:family="text">
      <style:text-properties officeooo:rsid="001f8eaf"/>
    </style:style>
    <style:style style:name="T10" style:family="text">
      <style:text-properties officeooo:rsid="0021fcb4"/>
    </style:style>
    <style:style style:name="T11" style:family="text">
      <style:text-properties officeooo:rsid="00238f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opological Sorting Algorithm</text:p>
      <text:p text:style-name="P3">CSCE 350 <text:s/>Program 3</text:p>
      <text:p text:style-name="P5"/>
      <text:p text:style-name="P6"/>
      <text:p text:style-name="P14">Summary</text:p>
      <text:p text:style-name="P7">The <text:span text:style-name="T10">objective</text:span> of t<text:span text:style-name="T10">he</text:span> programming assignment is to be able to do topological sorting on a digraph. <text:s/><text:span text:style-name="T3">T</text:span>he program <text:span text:style-name="T3">has been tested with</text:span> several graphs, <text:span text:style-name="T3">some of which cannot be topologically sorted</text:span>. <text:span text:style-name="T3">When this happens, the program generates an appropriate message. </text:span></text:p>
      <text:p text:style-name="P10"><text:s/></text:p>
      <text:p text:style-name="P14">Inputs</text:p>
      <text:p text:style-name="P6"><text:span text:style-name="T3">While most input data was directly provided, an additional input was generated </text:span><text:span text:style-name="T4">(modified for the program)</text:span><text:span text:style-name="T3">, using the University of South Carolina Computer Science Prerequisite Guide. <text:s/>This was done for the most part using the vim substitute command, which can basically used like find and replace, using a SED format.</text:span></text:p>
      <text:p text:style-name="P6"/>
      <text:p text:style-name="P14">Possible Algorithms</text:p>
      <text:p text:style-name="P9">The algorithm <text:span text:style-name="T11">chosen</text:span> for topological sorting is the Recursive DFS <text:span text:style-name="T2">Algorithm</text:span>. <text:s/>I<text:span text:style-name="T11">t was</text:span> ch<text:span text:style-name="T11">o</text:span>se<text:span text:style-name="T11">n</text:span> <text:span text:style-name="T11">because</text:span> because it seemed like <text:span text:style-name="T10">less code than attempting to keep up with incoming and outgoing rays</text:span>. <text:s/>If I were to consider the source removal algorithm, <text:s/>I would <text:span text:style-name="T11">consider a list of parent nodes and consider pointers over integers. <text:s/>Assuming that a similar algorithm would be used to check for a cycle, </text:span><text:span text:style-name="T5">one involving recursively removing leaf nodes until either the tree is empty or a cycle is found</text:span><text:span text:style-name="T2">, I felt like the Recursive DFS Algorithm fit this assignment best.</text:span></text:p>
      <text:p text:style-name="P6"/>
      <text:p text:style-name="P6"/>
      <text:p text:style-name="P6"/>
      <text:p text:style-name="P15"><text:soft-page-break/>DFS Pseudo Code</text:p>
      <text:p text:style-name="P13"><text:span text:style-name="T7">function</text:span> <text:span text:style-name="T7">topologicalSort</text:span>( <text:span text:style-name="T10">vector </text:span>nodeGraph, <text:span text:style-name="T10">vector </text:span>orphanNodeList )</text:p>
      <text:p text:style-name="P12"><text:tab/>for orphan in orphanNodeList</text:p>
      <text:p text:style-name="P12"><text:tab/><text:tab/>recur<text:span text:style-name="T10">se</text:span>DFS( o<text:span text:style-name="T10">rphan, nodeGraph</text:span>)</text:p>
      <text:p text:style-name="P12"><text:s text:c="6"/><text:span text:style-name="T8">print nodeStack from top</text:span></text:p>
      <text:p text:style-name="P12"/>
      <text:p text:style-name="P12"><text:span text:style-name="T7">function</text:span> <text:span text:style-name="T7">recursiveDFS</text:span>( Node n, <text:span text:style-name="T10">Graph g</text:span>)</text:p>
      <text:p text:style-name="P12"><text:tab/><text:span text:style-name="T10">n.SetAsVisted</text:span></text:p>
      <text:p text:style-name="P12"><text:tab/><text:span text:style-name="T10">for c in n.getChildren</text:span></text:p>
      <text:p text:style-name="P12"><text:tab/><text:tab/><text:span text:style-name="T6">if c.isNotVisited</text:span></text:p>
      <text:p text:style-name="P12"><text:tab/><text:tab/><text:tab/><text:span text:style-name="T6">recursiveDFS( c, g )</text:span></text:p>
      <text:p text:style-name="P12"><text:tab/><text:span text:style-name="T8">nodeStack.push(n)</text:span></text:p>
      <text:p text:style-name="P11"><text:tab/></text:p>
      <text:p text:style-name="P11"/>
      <text:p text:style-name="P16">Description</text:p>
      <text:list xml:id="list4382192135823321051" text:style-name="L1">
        <text:list-item>
          <text:p text:style-name="P17">Start at an orphan node and set it as visited</text:p>
        </text:list-item>
        <text:list-item>
          <text:p text:style-name="P17"><text:span text:style-name="T10">Visit</text:span> children <text:span text:style-name="T10">to the depth of the graph </text:span>until a leaf is reached</text:p>
        </text:list-item>
        <text:list-item>
          <text:p text:style-name="P17">Push the leaf <text:span text:style-name="T10">on</text:span>to the stack</text:p>
        </text:list-item>
        <text:list-item>
          <text:p text:style-name="P19">Continue pushing nodes to the stack in reverse order until the original orphan node is reached</text:p>
        </text:list-item>
        <text:list-item>
          <text:p text:style-name="P17">If there are other siblings, follow those branches until leaves are found <text:span text:style-name="T10">and repeat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ato" svg:font-family="Lato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ato" fo:font-size="11pt" officeooo:rsid="001a86bb" officeooo:paragraph-rsid="001a86bb" style:font-size-asian="11pt" style:font-size-complex="11pt"/>
    </style:style>
    <style:style style:name="MP2" style:family="paragraph" style:parent-style-name="Footer">
      <style:text-properties style:font-name="Lato" fo:font-size="10.5pt" officeooo:paragraph-rsid="001f8eaf" style:font-size-asian="10.5pt" style:font-size-complex="10.5pt"/>
    </style:style>
    <style:style style:name="MT1" style:family="text">
      <style:text-properties fo:font-size="11pt" officeooo:rsid="001a86bb" style:font-size-asian="11pt" style:font-size-complex="11pt"/>
    </style:style>
    <style:style style:name="MT2" style:family="text">
      <style:text-properties officeooo:rsid="001cb73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tab/>James Sager</text:p>
      </style:header>
      <style:footer>
        <text:p text:style-name="MP2"><text:span text:style-name="MT1">3 <text:s/>November 2016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8:48:57.112340597</meta:creation-date>
    <dc:date>2016-11-04T04:54:10.215109073</dc:date>
    <meta:editing-duration>PT11M3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309" meta:character-count="1898" meta:non-whitespace-character-count="1590"/>
  </office:meta>
</office:document-meta>
</file>